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9785832AD95EB00B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6cm" svg:height="2.37cm" svg:x="12cm" svg:y="0.015cm">
          <draw:image xlink:href="Pictures/10000201000004000000019785832AD95EB00BF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gério Aparecido Gonçalves</meta:initial-creator>
    <meta:creation-date>2016-08-07T20:57:17.014579211</meta:creation-date>
    <dc:date>2021-04-22T15:24:56.867387189</dc:date>
    <meta:editing-duration>PT1H12M19S</meta:editing-duration>
    <meta:editing-cycles>24</meta:editing-cycles>
    <meta:generator>LibreOffice/7.1.2.2$Linux_X86_64 LibreOffice_project/10$Build-2</meta:generator>
    <meta:document-statistic meta:object-count="1"/>
  </office:meta>
</office:document-meta>
</file>